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14.867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2.581cm"/>
    </style:style>
    <style:style style:name="gr3" style:family="graphic" style:parent-style-name="standard">
      <style:graphic-properties draw:textarea-horizontal-align="justify" draw:textarea-vertical-align="middle" draw:auto-grow-height="false" fo:min-height="14.9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7.755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285cm" fo:min-width="0.199cm"/>
    </style:style>
    <style:style style:name="gr7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367cm" svg:height="1.143cm" svg:x="2.651cm" svg:y="24.74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3.081cm" svg:height="0.889cm" svg:x="3.794cm" svg:y="23.8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381cm" svg:height="15.24cm" svg:x="5.283cm" svg:y="8.49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255cm" svg:height="0.508cm" svg:x="5.537cm" svg:y="8.4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1.397cm" svg:x="13.411cm" svg:y="9.00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397cm" svg:height="1.651cm" svg:x="5.283cm" svg:y="22.20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6" draw:text-style-name="P1" draw:layer="layout" svg:width="1.397cm" svg:height="1.651cm" draw:transform="rotate (-3.1396727914126) translate (13.792cm 10.144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7" draw:text-style-name="P1" draw:layer="layout" svg:width="1.397cm" svg:height="1.651cm" svg:x="5.283cm" svg:y="8.49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05T16:30:22.009000000</meta:creation-date>
    <dc:date>2023-06-06T07:36:37.199000000</dc:date>
    <meta:editing-duration>PT14H6M57S</meta:editing-duration>
    <meta:editing-cycles>4</meta:editing-cycles>
    <meta:generator>LibreOffice/5.3.6.1$Windows_x86 LibreOffice_project/686f202eff87ef707079aeb7f485847613344eb7</meta:generator>
    <meta:document-statistic meta:object-count="9"/>
  </office:meta>
</office:document-meta>
</file>